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521in" fo:margin-left="-0.0813in" fo:margin-top="0in" fo:margin-bottom="0in" table:align="left"/>
    </style:style>
    <style:style style:name="Table1.A" style:family="table-column">
      <style:table-column-properties style:column-width="0.9271in"/>
    </style:style>
    <style:style style:name="Table1.B" style:family="table-column">
      <style:table-column-properties style:column-width="2.2708in"/>
    </style:style>
    <style:style style:name="Table1.C" style:family="table-column">
      <style:table-column-properties style:column-width="1.1972in"/>
    </style:style>
    <style:style style:name="Table1.D" style:family="table-column">
      <style:table-column-properties style:column-width="1.1569in"/>
    </style:style>
    <style:style style:name="Table1.E" style:family="table-column">
      <style:table-column-properties style:column-width="1in"/>
    </style:style>
    <style:style style:name="Table1.1" style:family="table-row">
      <style:table-row-properties fo:keep-together="auto"/>
    </style:style>
    <style:style style:name="Table1.A1" style:family="table-cell">
      <style:table-cell-properties style:vertical-align="" fo:padding="0.0694in" fo:border="1pt solid #999999"/>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20%" fo:orphans="2" fo:widows="2"/>
    </style:style>
    <style:style style:name="P3" style:family="paragraph" style:parent-style-name="Standard">
      <style:paragraph-properties fo:margin-top="0in" fo:margin-bottom="0in" loext:contextual-spacing="false"/>
      <style:text-properties style:text-underline-style="solid" style:text-underline-width="auto" style:text-underline-color="font-color"/>
    </style:style>
    <style:style style:name="P4" style:family="paragraph" style:parent-style-name="Standard">
      <style:paragraph-properties fo:margin-top="0in" fo:margin-bottom="0in" loext:contextual-spacing="false"/>
      <style:text-properties style:text-underline-style="solid" style:text-underline-width="auto" style:text-underline-color="font-color" fo:font-weight="bold" style:font-weight-asian="bold"/>
    </style:style>
    <style:style style:name="P5" style:family="paragraph" style:parent-style-name="Standard">
      <style:paragraph-properties fo:margin-top="0in" fo:margin-bottom="0in" loext:contextual-spacing="false"/>
      <style:text-properties style:text-underline-style="solid" style:text-underline-width="auto" style:text-underline-color="font-color" fo:font-weight="bold" style:font-weight-asian="bold"/>
    </style:style>
    <style:style style:name="P6" style:family="paragraph" style:parent-style-name="Standard">
      <style:paragraph-properties fo:margin-top="0in" fo:margin-bottom="0in" loext:contextual-spacing="false" fo:line-height="115%" fo:orphans="2" fo:widows="2" fo:padding="0in" fo:border="none"/>
    </style:style>
    <style:style style:name="P7"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8"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9"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10" style:family="paragraph" style:parent-style-name="Standard" style:list-style-name="WWNum2">
      <style:paragraph-properties fo:margin-left="0.5in" fo:margin-right="0in" fo:margin-top="0in" fo:margin-bottom="0in" loext:contextual-spacing="true" fo:text-indent="-0.25in" style:auto-text-indent="false"/>
    </style:style>
    <style:style style:name="P11" style:family="paragraph" style:parent-style-name="Standard" style:list-style-name="WWNum1">
      <style:paragraph-properties fo:margin-left="0.5in" fo:margin-right="0in" fo:margin-top="0in" fo:margin-bottom="0in" loext:contextual-spacing="true" fo:text-indent="-0.25in" style:auto-text-indent="false"/>
    </style:style>
    <style:style style:name="P12" style:family="paragraph" style:parent-style-name="Heading_20_1">
      <style:paragraph-properties fo:margin-top="0.139in" fo:margin-bottom="0in" loext:contextual-spacing="false"/>
    </style:style>
    <style:style style:name="P13" style:family="paragraph" style:parent-style-name="Heading_20_1">
      <style:paragraph-properties fo:margin-top="0.139in" fo:margin-bottom="0in" loext:contextual-spacing="false" fo:break-before="page"/>
    </style:style>
    <style:style style:name="P14" style:family="paragraph" style:parent-style-name="Title" style:master-page-name="Standard">
      <style:paragraph-properties fo:margin-top="0in" fo:margin-bottom="0in" loext:contextual-spacing="false" style:page-number="1"/>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color="#1155cc" style:text-underline-style="solid" style:text-underline-width="auto" style:text-underline-color="font-color"/>
    </style:style>
    <style:style style:name="T5" style:family="text">
      <style:text-properties style:font-name="Consolas" style:font-name-asian="Consolas1" style:font-name-complex="Consolas1"/>
    </style:style>
    <style:style style:name="T6" style:family="text">
      <style:text-properties style:text-underline-style="none"/>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ns0pfgmifyyk"/>Java Development Standaarden binnen <office:annotation office:name="__Annotation__7_573225092"><dc:creator>Wilfred Gerritsen</dc:creator><dc:date>2017-09-22T07:32:56</dc:date><text:p><text:span text:style-name="T7">+ayco.holleman@naturalis.nl wil je svp versiebeheer paragraafje toevoegen aan dit document?</text:span></text:p><text:p><text:span text:style-name="T7">en een verwijzing naar andere documenten indien van toepassing?</text:span></text:p><text:p><text:span text:style-name="T7">_Toegewezen aan Ayco Holleman_</text:span></text:p></office:annotation>Naturalis<office:annotation-end office:name="__Annotation__7_573225092"/></text:p>
      <text:p text:style-name="P1"/>
      <text:p text:style-name="P6"><text:span text:style-name="T1">Document management</text:span></text:p>
      <text:p text:style-name="P6">Naam <text:tab/><text:tab/><text:tab/>[naam document]<text:tab/><text:tab/></text:p>
      <text:p text:style-name="P6">Versienummer<text:tab/><text:tab/>[versienummer document]</text:p>
      <text:p text:style-name="P6">Versiedatum<text:tab/><text:tab/>[versiedatum document]</text:p>
      <text:p text:style-name="P6">Status<text:tab/><text:tab/><text:tab/>[status document: concept of definitief]</text:p>
      <text:p text:style-name="P6">Gereviewd door<text:tab/>[namen van reviewers]</text:p>
      <text:p text:style-name="P6">Beheerder<text:tab/><text:tab/>[naam <office:annotation office:name="__Annotation__39_573225092"><dc:creator>Wilfred Gerritsen</dc:creator><dc:date>2017-09-22T07:47:34</dc:date><text:p><text:span text:style-name="T7">+ayco.holleman@naturalis.nl Ik stel voor dat jij de rol van documentbeheerder op je neemt.</text:span></text:p></office:annotation>documentbeheerder<office:annotation-end office:name="__Annotation__39_573225092"/>]</text:p>
      <text:p text:style-name="P6"/>
      <text:p text:style-name="P6"><text:span text:style-name="T1">Ingangsdocumenten</text:span></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6">versie</text:p>
          </table:table-cell>
          <table:table-cell table:style-name="Table1.A1" office:value-type="string">
            <text:p text:style-name="P6">titel</text:p>
          </table:table-cell>
          <table:table-cell table:style-name="Table1.A1" office:value-type="string">
            <text:p text:style-name="P6">datum</text:p>
          </table:table-cell>
          <table:table-cell table:style-name="Table1.A1" office:value-type="string">
            <text:p text:style-name="P6">auteur</text:p>
          </table:table-cell>
          <table:table-cell table:style-name="Table1.A1" office:value-type="string">
            <text:p text:style-name="P6">status</text:p>
          </table:table-cell>
        </table:table-row>
        <table:table-row table:style-name="Table1.1">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
      <text:p text:style-name="P6"><text:soft-page-break/></text:p>
      <text:p text:style-name="P2"><text:span text:style-name="T1">Inhoudsopgav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qa020zruiaxj" text:style-name="Index_20_Link" text:visited-style-name="Index_20_Link"><text:span text:style-name="T1">Inleiding</text:span></text:a><text:span text:style-name="T1"><text:tab/>1</text:span></text:p>
          <text:p text:style-name="P8"><text:a xlink:type="simple" xlink:href="#_920e6mbuwvv6" text:style-name="Index_20_Link" text:visited-style-name="Index_20_Link"><text:span text:style-name="T1">Toepassing van de style guides</text:span></text:a><text:span text:style-name="T1"><text:tab/>1</text:span></text:p>
          <text:p text:style-name="P8"><text:a xlink:type="simple" xlink:href="#_e9kovib1s5xi" text:style-name="Index_20_Link" text:visited-style-name="Index_20_Link"><text:span text:style-name="T1">Integrated Development Environment (IDE)</text:span></text:a><text:span text:style-name="T1"><text:tab/>2</text:span></text:p>
          <text:p text:style-name="P8"><text:a xlink:type="simple" xlink:href="#_5in5c64gs4iv" text:style-name="Index_20_Link" text:visited-style-name="Index_20_Link"><text:span text:style-name="T1">Java Compiler settings</text:span></text:a><text:span text:style-name="T1"><text:tab/>2</text:span></text:p>
          <text:p text:style-name="P8"><text:a xlink:type="simple" xlink:href="#_wdtnfw4gzdou" text:style-name="Index_20_Link" text:visited-style-name="Index_20_Link"><text:span text:style-name="T1">Naamgevingsconventies</text:span></text:a><text:span text:style-name="T1"><text:tab/>2</text:span></text:p>
          <text:p text:style-name="P8"><text:a xlink:type="simple" xlink:href="#_4r6ezie8tk5b" text:style-name="Index_20_Link" text:visited-style-name="Index_20_Link"><text:span text:style-name="T1">Formatting</text:span></text:a><text:span text:style-name="T1"><text:tab/>3</text:span></text:p>
          <text:p text:style-name="P9"><text:a xlink:type="simple" xlink:href="#_j7zt69ibyxxx" text:style-name="Index_20_Link" text:visited-style-name="Index_20_Link"><text:span text:style-name="T1">Testen</text:span></text:a><text:span text:style-name="T1"><text:tab/>3</text:span></text:p>
        </text:index-body>
      </text:table-of-content>
      <text:p text:style-name="P4"/>
      <text:p text:style-name="P4"/>
      <text:p text:style-name="P3"/>
      <text:p text:style-name="P3"/>
      <text:p text:style-name="P12"><text:bookmark text:name="_yvokfb7bqox2"/></text:p>
      <text:p text:style-name="P12"><text:bookmark text:name="_skjjstep7f6i"/></text:p>
      <text:p text:style-name="P13"><text:bookmark text:name="_qa020zruiaxj"/>Inleiding</text:p>
      <text:p text:style-name="P1">Dit document beschrijft de <text:span text:style-name="T2">coding practices</text:span> voor Java development binnen Naturalis. In het algemeen geldt: we volgen de conventies en voorschriften zoals vastgelegd in de <text:a xlink:type="simple" xlink:href="https://github.com/twitter/commons/blob/master/src/java/com/twitter/common/styleguide.md" text:style-name="Internet_20_link" text:visited-style-name="Visited_20_Internet_20_Link"><text:span text:style-name="T4">Twitter Java Style Guide</text:span></text:a> en de <text:a xlink:type="simple" xlink:href="https://google.github.io/styleguide/javaguide.html" text:style-name="Internet_20_link" text:visited-style-name="Visited_20_Internet_20_Link">Google Java Style </text:a><text:span text:style-name="T4"><office:annotation office:name="__Annotation__150_573225092"><dc:creator>Wilfred Gerritsen</dc:creator><dc:date>2017-09-22T07:36:01</dc:date><text:p><text:span text:style-name="T7">+ayco.holleman@naturalis.nl Waarom zou je twee style guides kiezen als referentie guide?</text:span>X</text:p><text:p><text:span text:style-name="T7">Zijn alle onderwerpen in de style guides relevant? Welke wel, welke niet?</text:span></text:p></office:annotation></text:span><text:a xlink:type="simple" xlink:href="https://google.github.io/styleguide/javaguide.html" text:style-name="Internet_20_link" text:visited-style-name="Visited_20_Internet_20_Link">Guide</text:a><office:annotation-end office:name="__Annotation__150_573225092"/>.</text:p>
      <text:p text:style-name="P1"/>
      <text:p text:style-name="P1">Dit document is slechts een aanvulling op deze twee style guides. Als de style guides tegengestelde opvattingen hebben zullen we in dit document een keuze maken.</text:p>
      <text:p text:style-name="P12"><text:bookmark text:name="_920e6mbuwvv6"/>Toepassing van de style guides</text:p>
      <text:p text:style-name="P1">Op dit moment volgen onze Java projecten deze style guides niet volledig (bijvoorbeeld wat betreft gebruik en plaatsing van accolades). <text:span text:style-name="T1">Pas je code gradueel, op het moment dat je een “schending” tegenkomt, aan aan de voorschriften van de style guides.</text:span></text:p>
      <text:p text:style-name="P12"><text:bookmark text:name="_e9kovib1s5xi"/>Integrated Development Environment (IDE)</text:p>
      <text:p text:style-name="P1"><text:span text:style-name="T1">Java software ontwikkeling binnen Naturalis gebeurt m.b.v. de Eclipse IDE. </text:span>We moeten er echter rekening mee houden dat eventuele externe consultants andere IDEs gebruiken. Eclipse-specifieke metadata files (zoals .project) moeten daarom niet in de git repository worden opgeslagen; voeg ze toe aan .gitignore.</text:p>
      <text:p text:style-name="P12"><text:bookmark text:name="_5in5c64gs4iv"/>Java Compiler <office:annotation office:name="__Annotation__172_573225092"><dc:creator>Wilfred Gerritsen</dc:creator><dc:date>2017-09-22T07:39:47</dc:date><text:p><text:span text:style-name="T7">+ayco.holleman@naturalis.nl Hoe verhouden deze settings zich tot de java guides van Twitter en Google?</text:span></text:p></office:annotation>settings<office:annotation-end office:name="__Annotation__172_573225092"/></text:p>
      <text:p text:style-name="P1">Compiler settings bevinden zich in de file eclipse-prefs.epf, in dezelfde map als dit document. Importeer eclipse-prefs.epf in Eclipse: File -&gt; Import -&gt; General -&gt; Preferences</text:p>
      <text:p text:style-name="P1"/>
      <text:p text:style-name="P1"><text:span text:style-name="T1">Gegeven de compiler settings in eclipse-prefs.epf mag zelf-gemaakte Java code </text:span><text:span text:style-name="T3">nooit</text:span><text:span text:style-name="T1"> tot warnings leiden binnen Eclipse.</text:span> Als Eclipse wel warnings geeft op je code moet de warning ofwel opgelost worden ofwel onderdrukt m.b.v. <text:span text:style-name="T5">@SuppressWarnings</text:span>.</text:p>
      <text:p text:style-name="P1"/>
      <text:p text:style-name="P1">Voorbeelden van situaties waarin het onderdrukken van warnings legitiem kan zijn:</text:p>
      <text:list xml:id="list2668942473860987288" text:style-name="WWNum2">
        <text:list-item>
          <text:p text:style-name="P10">Als je een unused variable of instance field hebt, en je wilt hem voorlopig even niet verwijderen, markeer hem dan met <text:span text:style-name="T5">@SuppressWarnings("unused")</text:span></text:p>
        </text:list-item>
        <text:list-item>
          <text:p text:style-name="P10">Als je een instance method hebt die je statisch zou kunnen maken, maar je hebt goede redenen dat niet te doen (bijv. met methods in JUnit test classes), markeer de method dan met <text:span text:style-name="T5">@SuppressWarnings("static-method")</text:span>.</text:p>
        </text:list-item>
        <text:list-item>
          <text:p text:style-name="P10">Met name met generics zijn warnings soms niet vermijden. Onderdruk die dan met annotaties als <text:span text:style-name="T5">@SuppressWarnings("unchecked")</text:span> en <text:span text:style-name="T5">@SuppressWarnings("rawtypes")</text:span></text:p>
        </text:list-item>
      </text:list>
      <text:p text:style-name="P1"/>
      <text:p text:style-name="P1">Door warnings altijd ofwel op te lossen ofwel expliciet te onderdrukken met <text:span text:style-name="T5">@SuppressWarnings</text:span>, weten jij en je collega’s dat er geen “verdachte code” meer is die je over het hoofd hebt gezien of waaraan je geen aandacht hebt besteed.</text:p>
      <text:p text:style-name="P1"/>
      <text:p text:style-name="P1">Een belangrijke uitzondering op de “no warning” regel is gegenereerde code (zoals JAXB classes), omdat je meestal geen controle hebt over hoe de code gegenereerd wordt. Dit soort classes, en het package waarin ze zich bevinden, mogen dus wel een warning-icoontje hebben binnen Eclipse. Isoleer deze classes in een apart package.</text:p>
      <text:p text:style-name="P12"><text:bookmark text:name="_wdtnfw4gzdou"/>Naamgevingsconventies</text:p>
      <text:p text:style-name="P1"><text:span text:style-name="T1">Hanteer gebruikelijke Java Naamgevingsconventies.</text:span> Zie bijvoorbeeld hier in de <text:a xlink:type="simple" xlink:href="https://google.github.io/styleguide/javaguide.html#s5-naming" text:style-name="Internet_20_link" text:visited-style-name="Visited_20_Internet_20_Link"><text:span text:style-name="T4">Google Java Style Guide</text:span></text:a> of de <text:a xlink:type="simple" xlink:href="https://github.com/twitter/commons/blob/master/src/java/com/twitter/common/styleguide.md#variable-naming" text:style-name="Internet_20_link" text:visited-style-name="Visited_20_Internet_20_Link"><text:span text:style-name="T4">Twitter Java Style Guide</text:span></text:a>.</text:p>
      <text:p text:style-name="P1"/>
      <text:p text:style-name="P1">Enkele aanvullingen/benadrukkingen:</text:p>
      <text:list xml:id="list6682072282358253445" text:style-name="WWNum1">
        <text:list-item>
          <text:p text:style-name="P11">Gebruik zelfstandige naamwoorden voor classes en interfaces. Bijvoorbeeld: <text:span text:style-name="T5">Vehicle</text:span>, <text:span text:style-name="T5">Bicycle</text:span>, <text:span text:style-name="T5">BrahmsDataImporter</text:span>. Gebruik korte zinnetjes in de gebiedende of vragende wijs voor methods, bijvoorbeeld <text:span text:style-name="T5">startMotor</text:span>, <text:span text:style-name="T5">isMotorRunning</text:span>, <text:span text:style-name="T5">import</text:span>. Denk goed na over class names omdat ze goede class names zelf-documenterende en zelf-disciplinerende code opleveren.</text:p>
        </text:list-item>
        <text:list-item>
          <text:p text:style-name="P11"><text:soft-page-break/>Gebruik bij voorkeur camel case voor afkortingen in identifiers. Bijvoorbeeld: <text:span text:style-name="T5">CsvPrinter</text:span> in plaats van <text:span text:style-name="T5">CSVPrinter</text:span>. Of juist andersom. Dit is geen hard &amp; fast rule. Meer een richtlijn die je wat naamgevings-denkwerk bespaart.</text:p>
        </text:list-item>
        <text:list-item>
          <text:p text:style-name="P11">De door Eclipse gegenereerde namen leiden af van de method die getest wordt; ze zijn lang en lelijk. Bovendien wil je vaak meerdere test methods voor 1 source method schrijven. Voorstel: begin een met <text:span text:style-name="T5">test</text:span>, gevolg door de naam van de source method, gevold door een teller, bijvoorbeeld: <text:span text:style-name="T5">testGroupByScientificName_01()</text:span>. Gebruik commentaar om uit te leggen wat getest wordt (in plaats van dit in de naam van de test method te verwerken).</text:p>
        </text:list-item>
        <text:list-item>
          <text:p text:style-name="P11">Gebruik fully qualified names voor systeem-variabelen. Bijvoorbeeld: <text:span text:style-name="T5">nl.naturalis.foo.bar.batchSize</text:span>. Hiermee voorkom je name clashes met libraries die toevallig ook een batchSize systeem-variabele “oppikken”</text:p>
        </text:list-item>
      </text:list>
      <text:p text:style-name="P12"><text:bookmark text:name="_4r6ezie8tk5b"/>Formatting</text:p>
      <text:p text:style-name="P1">De formatteringsregels voor Naturalis Java kunnen binnen Eclipse automatische toegepast worden met bovengenoemde Eclipse preferences file: eclipse-prefs.epf, in dezelfde map als dit document. Importeer eclipse-prefs.epf in Eclipse: File -&gt; Import -&gt; General -&gt; Preferences.</text:p>
      <text:p text:style-name="P1"/>
      <text:p text:style-name="P1">Formatteer je code voor je hem naar de central git repository pusht (CTRL-SHIFT-F in Eclipse) en ga ervan uit dat andere developers jouw code zullen formatteren.</text:p>
      <text:p text:style-name="P12"><text:bookmark text:name="_j7zt69ibyxxx"/>Testen</text:p>
      <text:p text:style-name="P1">Hoewel de Twitter en Google style guides niets over testen zeggen (het zijn immers style guides), geldt dat <office:annotation office:name="__Annotation__249_573225092"><dc:creator>Wilfred Gerritsen</dc:creator><dc:date>2017-09-22T07:41:41</dc:date><text:p><text:span text:style-name="T7">+ayco.holleman@naturalis.nl alle code? Is dat niet wat veel gelet op de inspanning die dit behoeft en de 70% regel?</text:span></text:p></office:annotation>alle<office:annotation-end office:name="__Annotation__249_573225092"/> code van unit tests en, indien van <office:annotation office:name="__Annotation__254_573225092"><dc:creator>Wilfred Gerritsen</dc:creator><dc:date>2017-09-22T07:42:24</dc:date><text:p><text:span text:style-name="T7">+ayco.holleman@naturalis.nl Is het voor iedereen duidelijk hoe je bepaalt of een integration test noodzakelijk is?</text:span></text:p></office:annotation>toepassing<office:annotation-end office:name="__Annotation__254_573225092"/>, integration tests moet worden voorzien. Voor legacy code hanteren we het principe van <text:span text:style-name="T2">defect-driven development</text:span> (maak een unit test voor code waar een bug in blijkt te zitten). Voor nieuwe code hanteren we de <text:span text:style-name="T2">test-driven development</text:span> <office:annotation office:name="__Annotation__263_573225092"><dc:creator>Wilfred Gerritsen</dc:creator><dc:date>2017-09-22T07:42:48</dc:date><text:p><text:span text:style-name="T7">+ayco.holleman@naturalis.nl Is het voor iedereen duidelijk hoe je dit doet?</text:span></text:p></office:annotation>methode<office:annotation-end office:name="__Annotation__263_573225092"/>. Wacht dus niet tot je al bijna klaar bent met het schrijven van unit tes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n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true" fo:line-height="115%"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n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style:text-properties fo:color="#0b5394"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style:text-properties fo:color="#0b5394"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uto" fo:orphans="0" fo:widows="0" fo:keep-with-next="auto"/>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uto" fo:orphans="0" fo:widows="0" fo:keep-with-next="auto"/>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uto" fo:orphans="0" fo:widows="0" fo:keep-with-next="auto"/>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uto" fo:orphans="0" fo:widows="0" fo:keep-with-next="auto"/>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uto" fo:orphans="0" fo:widows="0" fo:keep-with-next="auto"/>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uto" fo:orphans="0" fo:widows="0" fo:keep-with-next="auto"/>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5" meta:paragraph-count="50" meta:word-count="789" meta:character-count="5463" meta:non-whitespace-character-count="4721"/>
    <meta:generator>LibreOfficeDev/5.1.0.3$Linux_X86_64 LibreOffice_project/</meta:generator>
  </office:meta>
</office:document-meta>
</file>